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4T12:35:29.195952413</dc:date>
    <meta:editing-duration>PT6M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1.4.2$Linux_X86_64 LibreOffice_project/10$Build-2</meta:generator>
  </office:meta>
</office:document-meta>
</file>